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9211e" fo:font-weight="normal" officeooo:rsid="00502ec5" officeooo:paragraph-rsid="000fcfce" style:font-weight-asian="normal" style:font-weight-complex="normal"/>
    </style:style>
    <style:style style:name="P2" style:family="paragraph" style:parent-style-name="Standard">
      <style:text-properties fo:color="#c9211e" officeooo:rsid="001f980c" officeooo:paragraph-rsid="000fcfce"/>
    </style:style>
    <style:style style:name="P3" style:family="paragraph" style:parent-style-name="Standard">
      <style:text-properties fo:color="#c9211e" officeooo:rsid="0010b8c7" officeooo:paragraph-rsid="0011ebc2"/>
    </style:style>
    <style:style style:name="P4" style:family="paragraph" style:parent-style-name="Standard">
      <style:text-properties fo:font-weight="bold" officeooo:rsid="0024a5e6" officeooo:paragraph-rsid="000fcfce" style:font-weight-asian="bold" style:font-weight-complex="bold"/>
    </style:style>
    <style:style style:name="P5" style:family="paragraph" style:parent-style-name="Standard">
      <style:text-properties fo:font-weight="bold" officeooo:rsid="0011ebc2" officeooo:paragraph-rsid="0011ebc2" style:font-weight-asian="bold" style:font-weight-complex="bold"/>
    </style:style>
    <style:style style:name="P6" style:family="paragraph" style:parent-style-name="Standard">
      <style:text-properties officeooo:rsid="001f980c" officeooo:paragraph-rsid="000fcfce"/>
    </style:style>
    <style:style style:name="P7" style:family="paragraph" style:parent-style-name="Standard">
      <style:text-properties officeooo:rsid="00522443" officeooo:paragraph-rsid="000fcfce"/>
    </style:style>
    <style:style style:name="P8" style:family="paragraph" style:parent-style-name="Standard">
      <style:text-properties fo:color="#000000" officeooo:rsid="0026facd" officeooo:paragraph-rsid="000fcfce"/>
    </style:style>
    <style:style style:name="P9" style:family="paragraph" style:parent-style-name="Standard">
      <style:text-properties fo:color="#000000" officeooo:rsid="00264f94" officeooo:paragraph-rsid="000fcfce"/>
    </style:style>
    <style:style style:name="P10" style:family="paragraph" style:parent-style-name="Standard">
      <style:text-properties fo:color="#000000" officeooo:rsid="00264f94" officeooo:paragraph-rsid="00116649"/>
    </style:style>
    <style:style style:name="P11" style:family="paragraph" style:parent-style-name="Standard">
      <style:text-properties fo:color="#000000" officeooo:rsid="001f980c" officeooo:paragraph-rsid="000fcfce"/>
    </style:style>
    <style:style style:name="P12" style:family="paragraph" style:parent-style-name="Standard">
      <style:text-properties fo:color="#000000" officeooo:rsid="00365751" officeooo:paragraph-rsid="000fcfce"/>
    </style:style>
    <style:style style:name="P13" style:family="paragraph" style:parent-style-name="Standard">
      <style:text-properties fo:color="#2a6099" officeooo:rsid="00284f5c" officeooo:paragraph-rsid="000fcfce"/>
    </style:style>
    <style:style style:name="P14" style:family="paragraph" style:parent-style-name="Standard">
      <style:text-properties officeooo:rsid="002b9d31" officeooo:paragraph-rsid="000fcfce"/>
    </style:style>
    <style:style style:name="P15" style:family="paragraph" style:parent-style-name="Standard">
      <style:text-properties officeooo:rsid="00284f5c" officeooo:paragraph-rsid="000fcfce"/>
    </style:style>
    <style:style style:name="P16" style:family="paragraph" style:parent-style-name="Standard">
      <style:text-properties officeooo:rsid="002c495f" officeooo:paragraph-rsid="000fcfce"/>
    </style:style>
    <style:style style:name="P17" style:family="paragraph" style:parent-style-name="Standard">
      <style:text-properties officeooo:rsid="0026facd" officeooo:paragraph-rsid="000fcfce"/>
    </style:style>
    <style:style style:name="P18" style:family="paragraph" style:parent-style-name="Standard">
      <style:text-properties fo:font-weight="normal" officeooo:rsid="001e0bc0" officeooo:paragraph-rsid="000fcfce" style:font-weight-asian="normal" style:font-weight-complex="normal"/>
    </style:style>
    <style:style style:name="P19" style:family="paragraph" style:parent-style-name="Standard">
      <style:text-properties fo:font-weight="normal" officeooo:rsid="00284f5c" officeooo:paragraph-rsid="000fcfce" style:font-weight-asian="normal" style:font-weight-complex="normal"/>
    </style:style>
    <style:style style:name="P20" style:family="paragraph" style:parent-style-name="Standard">
      <style:text-properties fo:font-weight="normal" officeooo:rsid="0026facd" officeooo:paragraph-rsid="000fcfce" style:font-weight-asian="normal" style:font-weight-complex="normal"/>
    </style:style>
    <style:style style:name="P21" style:family="paragraph" style:parent-style-name="Standard">
      <style:text-properties fo:font-weight="normal" officeooo:rsid="001dd5a9" officeooo:paragraph-rsid="000fcfce" style:font-weight-asian="normal" style:font-weight-complex="normal"/>
    </style:style>
    <style:style style:name="P22" style:family="paragraph" style:parent-style-name="Standard">
      <style:text-properties fo:font-weight="normal" officeooo:rsid="00339abe" officeooo:paragraph-rsid="000fcfce" style:font-weight-asian="normal" style:font-weight-complex="normal"/>
    </style:style>
    <style:style style:name="P23" style:family="paragraph" style:parent-style-name="Standard">
      <style:text-properties officeooo:paragraph-rsid="000fcfce"/>
    </style:style>
    <style:style style:name="P24" style:family="paragraph" style:parent-style-name="Standard">
      <style:text-properties officeooo:rsid="0010b8c7" officeooo:paragraph-rsid="0010b8c7"/>
    </style:style>
    <style:style style:name="P25" style:family="paragraph" style:parent-style-name="Standard">
      <style:text-properties officeooo:rsid="0010b8c7" officeooo:paragraph-rsid="00116649"/>
    </style:style>
    <style:style style:name="P26" style:family="paragraph" style:parent-style-name="Standard">
      <style:text-properties officeooo:rsid="0011ebc2" officeooo:paragraph-rsid="0011ebc2"/>
    </style:style>
    <style:style style:name="P27" style:family="paragraph" style:parent-style-name="Standard">
      <style:text-properties officeooo:paragraph-rsid="0011ebc2"/>
    </style:style>
    <style:style style:name="P28" style:family="paragraph" style:parent-style-name="Standard">
      <style:text-properties officeooo:paragraph-rsid="0012fe8f"/>
    </style:style>
    <style:style style:name="P29" style:family="paragraph" style:parent-style-name="Standard">
      <style:paragraph-properties fo:break-before="page"/>
      <style:text-properties fo:font-weight="bold" officeooo:rsid="0024a5e6" officeooo:paragraph-rsid="000fcfce" style:font-weight-asian="bold" style:font-weight-complex="bold"/>
    </style:style>
    <style:style style:name="P30" style:family="paragraph" style:parent-style-name="Standard">
      <style:paragraph-properties fo:break-before="page"/>
      <style:text-properties fo:font-weight="bold" officeooo:rsid="0011ebc2" officeooo:paragraph-rsid="0011ebc2" style:font-weight-asian="bold" style:font-weight-complex="bold"/>
    </style:style>
    <style:style style:name="P31" style:family="paragraph" style:parent-style-name="Standard">
      <style:paragraph-properties fo:break-before="page"/>
      <style:text-properties officeooo:rsid="0010b8c7" officeooo:paragraph-rsid="0010b8c7"/>
    </style:style>
    <style:style style:name="T1" style:family="text">
      <style:text-properties style:font-name="sans-serif" fo:font-size="12pt"/>
    </style:style>
    <style:style style:name="T2" style:family="text">
      <style:text-properties officeooo:rsid="00264f94"/>
    </style:style>
    <style:style style:name="T3" style:family="text">
      <style:text-properties officeooo:rsid="0026facd"/>
    </style:style>
    <style:style style:name="T4" style:family="text">
      <style:text-properties officeooo:rsid="002b9d31"/>
    </style:style>
    <style:style style:name="T5" style:family="text">
      <style:text-properties officeooo:rsid="002c495f"/>
    </style:style>
    <style:style style:name="T6" style:family="text">
      <style:text-properties officeooo:rsid="002ddccb"/>
    </style:style>
    <style:style style:name="T7" style:family="text">
      <style:text-properties officeooo:rsid="00284f5c"/>
    </style:style>
    <style:style style:name="T8" style:family="text">
      <style:text-properties officeooo:rsid="002988b2"/>
    </style:style>
    <style:style style:name="T9" style:family="text">
      <style:text-properties officeooo:rsid="0029bded"/>
    </style:style>
    <style:style style:name="T10" style:family="text">
      <style:text-properties fo:color="#c9211e"/>
    </style:style>
    <style:style style:name="T11" style:family="text">
      <style:text-properties fo:color="#c9211e" officeooo:rsid="00264f94"/>
    </style:style>
    <style:style style:name="T12" style:family="text">
      <style:text-properties fo:color="#c9211e" officeooo:rsid="0010bcdd"/>
    </style:style>
    <style:style style:name="T13" style:family="text">
      <style:text-properties fo:color="#2a6099" officeooo:rsid="002c495f"/>
    </style:style>
    <style:style style:name="T14" style:family="text">
      <style:text-properties fo:color="#2a6099" officeooo:rsid="003210ab"/>
    </style:style>
    <style:style style:name="T15" style:family="text">
      <style:text-properties officeooo:rsid="003da76a"/>
    </style:style>
    <style:style style:name="T16" style:family="text">
      <style:text-properties officeooo:rsid="0034ced6"/>
    </style:style>
    <style:style style:name="T17" style:family="text">
      <style:text-properties officeooo:rsid="003596c2"/>
    </style:style>
    <style:style style:name="T18" style:family="text">
      <style:text-properties officeooo:rsid="0010bcdd"/>
    </style:style>
    <style:style style:name="T19" style:family="text">
      <style:text-properties officeooo:rsid="00116649"/>
    </style:style>
    <style:style style:name="T20" style:family="text">
      <style:text-properties officeooo:rsid="0011ebc2"/>
    </style:style>
    <style:style style:name="T21" style:family="text">
      <style:text-properties fo:color="#000000"/>
    </style:style>
    <style:style style:name="T22" style:family="text">
      <style:text-properties fo:color="#000000" officeooo:rsid="00264f94"/>
    </style:style>
    <style:style style:name="T23" style:family="text">
      <style:text-properties fo:color="#000000" officeooo:rsid="0011ebc2"/>
    </style:style>
    <style:style style:name="T24" style:family="text">
      <style:text-properties fo:color="#000000" officeooo:rsid="0026facd"/>
    </style:style>
    <style:style style:name="T25" style:family="text">
      <style:text-properties fo:color="#000000" officeooo:rsid="00116649"/>
    </style:style>
    <style:style style:name="T26" style:family="text">
      <style:text-properties fo:color="#000000" officeooo:rsid="0012fe8f"/>
    </style:style>
    <style:style style:name="T27" style:family="text">
      <style:text-properties fo:color="#000000" officeooo:rsid="0014c79b"/>
    </style:style>
    <style:style style:name="T28" style:family="text">
      <style:text-properties officeooo:rsid="0012fe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Merging stellar-mass binaries are typicallycharacterized by fifteen parameters</text:span></text:p>
      <text:p text:style-name="Standard"><text:span text:style-name="T1"/></text:p>
      <text:p text:style-name="Standard"><text:span text:style-name="T1">%%%%%%%%%%%%%%%%%%%%%%%%%%%%%%%%%%%%%%%%%%%%%%%%%%%%%%%%%%%%%%%%%%%%%%%%%%%%%%%%%%%%%%%%%%%%%%%%%%%</text:span></text:p>
      <text:p text:style-name="Standard"><text:span text:style-name="T1"/></text:p>
      <text:p text:style-name="Standard"><text:span text:style-name="T1">\begin{frame}&lt;beamer&gt;</text:span></text:p>
      <text:p text:style-name="Standard"><text:span text:style-name="T1">\frametitle{Introduction to GW PE}</text:span></text:p>
      <text:p text:style-name="Standard"><text:span text:style-name="T1"/></text:p>
      <text:p text:style-name="Standard"><text:span text:style-name="T1"/></text:p>
      <text:p text:style-name="Standard"><text:span text:style-name="T1">Does this by looking at the waveform signature during inspiral,merger and ringdown</text:span></text:p>
      <text:p text:style-name="Standard"><text:span text:style-name="T1"/></text:p>
      <text:p text:style-name="Standard"><text:span text:style-name="T1">Merging stellar-mass binaries are typically characterised by fifteen parameters (ignoring eccentricities) masses and spins make up 8 intrinsic parameters and the other 7 intrinsic parameters define the location and orientation of the system relative to observer.</text:span></text:p>
      <text:p text:style-name="Standard"><text:span text:style-name="T1"/></text:p>
      <text:p text:style-name="Standard"><text:span text:style-name="T1">To infer the probability density functions (PDFs) of these params we rely on Bayesian Statistics</text:span></text:p>
      <text:p text:style-name="Standard"><text:span text:style-name="T1">\end{frame}</text:span></text:p>
      <text:p text:style-name="Standard"><text:span text:style-name="T1"/></text:p>
      <text:p text:style-name="Standard"><text:span text:style-name="T1"/></text:p>
      <text:p text:style-name="Standard"><text:span text:style-name="T1"/></text:p>
      <text:p text:style-name="Standard"><text:span text:style-name="T1">\begin{frame}</text:span></text:p>
      <text:p text:style-name="Standard"><text:span text:style-name="T1">\frametitle{Conceptual Introduction to Bayesian Statistics}</text:span></text:p>
      <text:p text:style-name="Standard"><text:span text:style-name="T1">Bayesian vs frequntism</text:span></text:p>
      <text:p text:style-name="Standard"><text:span text:style-name="T1"/></text:p>
      <text:p text:style-name="Standard"><text:span text:style-name="T1">prior knowledge is interpreted by bayesian , not frequentist.</text:span></text:p>
      <text:p text:style-name="Standard"><text:span text:style-name="T1">\end{frame}</text:span></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begin{frame}&lt;beamer&gt;</text:span></text:p>
      <text:p text:style-name="Standard"><text:span text:style-name="T1">% \frametitle{Mathematical Introduction to Bayesian Statistics}</text:span></text:p>
      <text:p text:style-name="Standard"><text:span text:style-name="T1"/></text:p>
      <text:p text:style-name="Standard"><text:span text:style-name="T1">% \tikzstyle{na} = [baseline=-.5ex]</text:span></text:p>
      <text:p text:style-name="Standard"><text:span text:style-name="T1"/></text:p>
      <text:p text:style-name="Standard"><text:span text:style-name="T1">% \begin{itemize}[&lt;+-| alert@+&gt;]</text:span></text:p>
      <text:p text:style-name="Standard"><text:span text:style-name="T1">% <text:s text:c="4"/>\item Prior</text:span></text:p>
      <text:p text:style-name="Standard"><text:span text:style-name="T1">% <text:s text:c="8"/>\tikz[na] \node[coordinate] (n3) {};</text:span></text:p>
      <text:p text:style-name="Standard"><text:span text:style-name="T1">% <text:s text:c="4"/>\item Likelihood</text:span></text:p>
      <text:p text:style-name="Standard"><text:span text:style-name="T1">% <text:s text:c="8"/>\tikz[na] \node[coordinate] (n2) {};</text:span></text:p>
      <text:p text:style-name="Standard"><text:span text:style-name="T1">% <text:s text:c="4"/>\item Posterior</text:span></text:p>
      <text:p text:style-name="Standard"><text:span text:style-name="T1">% <text:s text:c="8"/>\tikz[na] \node[coordinate] (n1) {};</text:span></text:p>
      <text:p text:style-name="Standard"><text:span text:style-name="T1"><text:s text:c="4"/></text:span></text:p>
      <text:p text:style-name="Standard"><text:span text:style-name="T1"><text:s text:c="4"/></text:span></text:p>
      <text:p text:style-name="Standard"><text:span text:style-name="T1">% \end{itemize}</text:span></text:p>
      <text:p text:style-name="Standard"><text:span text:style-name="T1"/></text:p>
      <text:p text:style-name="Standard"><text:span text:style-name="T1">% Below we mix an ordinary equation with TikZ nodes. Note that we have to</text:span></text:p>
      <text:p text:style-name="Standard"><text:soft-page-break/><text:span text:style-name="T1">% adjust the baseline of the nodes to get proper alignment with the rest of</text:span></text:p>
      <text:p text:style-name="Standard"><text:span text:style-name="T1">% the equation.</text:span></text:p>
      <text:p text:style-name="Standard"><text:span text:style-name="T1">% \begin{equation*}</text:span></text:p>
      <text:p text:style-name="Standard"><text:span text:style-name="T1">% \only&lt;1-4&gt;{\tikz[baseline]{</text:span></text:p>
      <text:p text:style-name="Standard"><text:span text:style-name="T1">% <text:s text:c="12"/>\node[fill=yellow!20, ellipse,anchor=base] (t1) </text:span></text:p>
      <text:p text:style-name="Standard"><text:span text:style-name="T1">% <text:s text:c="12"/>{$p(x|y)$};</text:span></text:p>
      <text:p text:style-name="Standard"><text:span text:style-name="T1">% <text:s text:c="8"/>} =\frac{\tikz[baseline]{</text:span></text:p>
      <text:p text:style-name="Standard"><text:span text:style-name="T1">% <text:s text:c="12"/>\node[fill=green!20,anchor=base] (t2)</text:span></text:p>
      <text:p text:style-name="Standard"><text:span text:style-name="T1">% <text:s text:c="12"/>{$p(y|x)$};</text:span></text:p>
      <text:p text:style-name="Standard"><text:span text:style-name="T1">% <text:s text:c="8"/>}</text:span></text:p>
      <text:p text:style-name="Standard"><text:span text:style-name="T1">% <text:s text:c="8"/>\tikz[baseline]{</text:span></text:p>
      <text:p text:style-name="Standard"><text:span text:style-name="T1">% <text:s text:c="12"/>\node[fill=red!20, ellipse,anchor=base] (t3) </text:span></text:p>
      <text:p text:style-name="Standard"><text:span text:style-name="T1">% <text:s text:c="12"/>{$p(x)$};</text:span></text:p>
      <text:p text:style-name="Standard"><text:span text:style-name="T1">% <text:s text:c="8"/>}}</text:span></text:p>
      <text:p text:style-name="Standard"><text:span text:style-name="T1">% <text:s text:c="8"/>{\tikz[baseline]{</text:span></text:p>
      <text:p text:style-name="Standard"><text:span text:style-name="T1">% <text:s text:c="12"/>\node[fill=blue!20,anchor=base] (t4)</text:span></text:p>
      <text:p text:style-name="Standard"><text:span text:style-name="T1">% <text:s text:c="12"/>{$p(y)$};</text:span></text:p>
      <text:p text:style-name="Standard"><text:span text:style-name="T1">% <text:s text:c="8"/>}}}</text:span></text:p>
      <text:p text:style-name="Standard"><text:span text:style-name="T1"><text:s text:c="8"/></text:span></text:p>
      <text:p text:style-name="Standard"><text:span text:style-name="T1">% \end{equation*}</text:span></text:p>
      <text:p text:style-name="Standard"><text:span text:style-name="T1"/></text:p>
      <text:p text:style-name="Standard"><text:span text:style-name="T1">% \begin{itemize}[&lt;+-| alert@+&gt;]</text:span></text:p>
      <text:p text:style-name="Standard"><text:span text:style-name="T1">% <text:s text:c="4"/>\only&lt;4&gt;{\item Evidence</text:span></text:p>
      <text:p text:style-name="Standard"><text:span text:style-name="T1">% <text:s text:c="8"/>\tikz[na]\node [coordinate] (n4) {};}</text:span></text:p>
      <text:p text:style-name="Standard"><text:span text:style-name="T1">% \end{itemize}</text:span></text:p>
      <text:p text:style-name="Standard"><text:span text:style-name="T1"/></text:p>
      <text:p text:style-name="Standard"><text:span text:style-name="T1">% % Now it's time to draw some edges between the global nodes. Note that we</text:span></text:p>
      <text:p text:style-name="Standard"><text:span text:style-name="T1">% % have to apply the 'overlay' style.</text:span></text:p>
      <text:p text:style-name="Standard"><text:span text:style-name="T1">% \begin{tikzpicture}[overlay]</text:span></text:p>
      <text:p text:style-name="Standard"><text:span text:style-name="T1">% <text:s text:c="8"/>\path[-&gt;]&lt;1-4&gt; (n3) edge [bend left] (t3);</text:span></text:p>
      <text:p text:style-name="Standard"><text:span text:style-name="T1">% <text:s text:c="8"/>\path[-&gt;]&lt;2-4&gt; (n2) edge [bend left] (t2);</text:span></text:p>
      <text:p text:style-name="Standard"><text:span text:style-name="T1">% <text:s text:c="8"/>\path[-&gt;]&lt;3-4&gt; (n1) edge [bend left] (t1);</text:span></text:p>
      <text:p text:style-name="Standard"><text:span text:style-name="T1">% <text:s text:c="8"/>\path[-&gt;]&lt;4&gt; (n4) edge [bend right] (t4);</text:span></text:p>
      <text:p text:style-name="Standard"><text:span text:style-name="T1">% \end{tikzpicture}</text:span></text:p>
      <text:p text:style-name="Standard"><text:span text:style-name="T1"/></text:p>
      <text:p text:style-name="Standard"><text:span text:style-name="T1">% \begin{equation*}</text:span></text:p>
      <text:p text:style-name="Standard"><text:span text:style-name="T1">% \only&lt;5-&gt;{\tikz[baseline]{</text:span></text:p>
      <text:p text:style-name="Standard"><text:span text:style-name="T1">% <text:s text:c="12"/>\node[fill=yellow!20, ellipse,anchor=base] (t5) </text:span></text:p>
      <text:p text:style-name="Standard"><text:span text:style-name="T1">% <text:s text:c="12"/>{$p(x|y)$};</text:span></text:p>
      <text:p text:style-name="Standard"><text:span text:style-name="T1">% <text:s text:c="8"/>} \propto\tikz[baseline]{</text:span></text:p>
      <text:p text:style-name="Standard"><text:span text:style-name="T1">% <text:s text:c="12"/>\node[fill=green!20,anchor=base] (t6)</text:span></text:p>
      <text:p text:style-name="Standard"><text:span text:style-name="T1">% <text:s text:c="12"/>{$p(y|x)$};</text:span></text:p>
      <text:p text:style-name="Standard"><text:span text:style-name="T1">% <text:s text:c="8"/>}</text:span></text:p>
      <text:p text:style-name="Standard"><text:span text:style-name="T1">% <text:s text:c="8"/>\tikz[baseline]{</text:span></text:p>
      <text:p text:style-name="Standard"><text:span text:style-name="T1">% <text:s text:c="12"/>\node[fill=red!20, ellipse,anchor=base] (t7) </text:span></text:p>
      <text:p text:style-name="Standard"><text:span text:style-name="T1">% <text:s text:c="12"/>{$p(x)$};</text:span></text:p>
      <text:p text:style-name="Standard"><text:span text:style-name="T1">% <text:s text:c="8"/>}} <text:s text:c="6"/></text:span></text:p>
      <text:p text:style-name="Standard"><text:span text:style-name="T1">% \end{equation*}</text:span></text:p>
      <text:p text:style-name="Standard"><text:span text:style-name="T1">% \begin{tikzpicture}[overlay]</text:span></text:p>
      <text:p text:style-name="Standard"><text:span text:style-name="T1">% <text:s text:c="8"/>\path[-&gt;]&lt;5-&gt; (n3) edge [bend left] (t7);</text:span></text:p>
      <text:p text:style-name="Standard"><text:span text:style-name="T1">% <text:s text:c="8"/>\path[-&gt;]&lt;5-&gt; (n2) edge [bend left] (t6);</text:span></text:p>
      <text:p text:style-name="Standard"><text:span text:style-name="T1">% <text:s text:c="8"/>\path[-&gt;]&lt;5-&gt; (n1) edge [bend left] (t5);</text:span></text:p>
      <text:p text:style-name="Standard"><text:soft-page-break/><text:span text:style-name="T1">% \end{tikzpicture}</text:span></text:p>
      <text:p text:style-name="Standard"><text:span text:style-name="T1"/></text:p>
      <text:p text:style-name="Standard"><text:span text:style-name="T1">% \only&lt;6&gt;{\centering$x =$ parameters, $y =$ data}</text:span></text:p>
      <text:p text:style-name="Standard"><text:span text:style-name="T1"/></text:p>
      <text:p text:style-name="Standard"><text:span text:style-name="T1"/></text:p>
      <text:p text:style-name="Standard"><text:span text:style-name="T1">\end{frame}</text:span></text:p>
      <text:p text:style-name="Standard"><text:span text:style-name="T1"/></text:p>
      <text:p text:style-name="Standard"><text:span text:style-name="T1">%%%%%%%%%%%%%%%%%%%%%%%%%%%%%%%%%%%%%%%%%%%%%%%%%%%%%%%%%%%%%%%%%%%%%%%%%%%%%%%%%%%%%%%%%%%%%%%%%%%</text:span></text:p>
      <text:p text:style-name="Standard"><text:span text:style-name="T1"/></text:p>
      <text:p text:style-name="Standard"><text:span text:style-name="T1">\begin{frame}&lt;beamer&gt;</text:span></text:p>
      <text:p text:style-name="Standard"><text:span text:style-name="T1">\frametitle{PE sampling methods}</text:span></text:p>
      <text:p text:style-name="Standard"><text:span text:style-name="T1"/></text:p>
      <text:p text:style-name="Standard"><text:span text:style-name="T1">Intro them both <text:s/>as fundamental sampling techniques, then intro dynamic version </text:span></text:p>
      <text:p text:style-name="Standard"><text:span text:style-name="T1"/></text:p>
      <text:p text:style-name="Standard"><text:span text:style-name="T1">\texttt{Dynesty}*</text:span></text:p>
      <text:p text:style-name="Standard"><text:span text:style-name="T1"/></text:p>
      <text:p text:style-name="Standard"><text:span text:style-name="T1">\begin{textblock*}{55mm}(75mm,70mm)</text:span></text:p>
      <text:p text:style-name="Standard"><text:span text:style-name="T1">\tiny *J. S. Speagle MNRAS Volume 493, Issue 3, April 2020</text:span></text:p>
      <text:p text:style-name="Standard"><text:span text:style-name="T1">\end{textblock*}</text:span></text:p>
      <text:p text:style-name="Standard"><text:span text:style-name="T1"/></text:p>
      <text:p text:style-name="Standard"><text:span text:style-name="T1">Old school MCMC and NS are on order days/weeks, dynestry is order 10s hours</text:span></text:p>
      <text:p text:style-name="Standard"><text:span text:style-name="T1"/></text:p>
      <text:p text:style-name="Standard"><text:span text:style-name="T1">slow due to costly likelihood calculations</text:span></text:p>
      <text:p text:style-name="Standard"><text:span text:style-name="T1">theyre accurate BUT very slow (on order</text:span></text:p>
      <text:p text:style-name="Standard"><text:span text:style-name="T1"/></text:p>
      <text:p text:style-name="Standard"><text:span text:style-name="T1">\end{frame}</text:span></text:p>
      <text:p text:style-name="Standard"><text:span text:style-name="T1"/></text:p>
      <text:p text:style-name="Standard"><text:span text:style-name="T1">%%%%%%%%%%%%%%%%%%%%%%%%%%%%%%%%%%%%%%%%%%%%%%%%%%%%%%%%%%%%%%%%%%%%%%%%%%%%%%%%%%%%%%%%%%%%%%%%%%%</text:span></text:p>
      <text:p text:style-name="Standard"><text:span text:style-name="T1"/></text:p>
      <text:p text:style-name="Standard"><text:span text:style-name="T1">\begin{frame}&lt;beamer&gt;</text:span></text:p>
      <text:p text:style-name="Standard"><text:span text:style-name="T1">\frametitle{Motivation for Deep-Learning Implementation}</text:span></text:p>
      <text:p text:style-name="Standard"><text:span text:style-name="T1">\begin{textblock*}{30mm}(80mm,12mm)</text:span></text:p>
      <text:p text:style-name="Standard"><text:span text:style-name="T1">\includegraphics[height = 35mm, width=40mm]{shared_resources/shared_figs/number_events.png}</text:span></text:p>
      <text:p text:style-name="Standard"><text:span text:style-name="T1">\end{textblock*}</text:span></text:p>
      <text:p text:style-name="Standard"><text:span text:style-name="T1">Hardware improvements have seen better 20Hz in 2015 - more like 10Hz low-frequency detector sensitivty so mergers are in the LIGO-senticve freq band for longer and so more and more events are being detected (link to image) of these BNS and NSBH mergs are being detected which has a bigger time rpessing of SPEED of PE to get sky location to quickly capture EM counterpart in the dawn of MM Astronomy.</text:span></text:p>
      <text:p text:style-name="Standard"><text:span text:style-name="T1"/></text:p>
      <text:p text:style-name="Standard"><text:span text:style-name="T1">This motivates DL implementation as current timescale of hours/days/weeks isnt good enough.</text:span></text:p>
      <text:p text:style-name="Standard"><text:span text:style-name="T1"/></text:p>
      <text:p text:style-name="Standard"><text:span text:style-name="T1">There has been a surge of DL-enahcned algorithms, some which enhance the existing sampling methods such as \texttt{Nessai}* (Logo pending) by </text:span><text:soft-page-break/><text:span text:style-name="T1">reducing the number of likleihood calculations. However, there are others that aim to replace the existing sampling emthods all together by circumventing likelihood evaluations completely using Variational inference. This involves training NNs to learn the posterior directly that once trained can generate samples in sub-second timescales using an NN architecture called CVAE.</text:span></text:p>
      <text:p text:style-name="Standard"><text:span text:style-name="T1"/></text:p>
      <text:p text:style-name="Standard"><text:span text:style-name="T1">\begin{textblock*}{50mm}(80mm,70mm)</text:span></text:p>
      <text:p text:style-name="Standard"><text:span text:style-name="T1">\tiny *M. J. William \textit{et al.} arXiv preprint arXiv:2102.11056 (2021)</text:span></text:p>
      <text:p text:style-name="Standard"><text:span text:style-name="T1">\end{textblock*}</text:span></text:p>
      <text:p text:style-name="Standard"><text:span text:style-name="T1"/></text:p>
      <text:p text:style-name="Standard"><text:span text:style-name="T1">LINK TO NEXT SECTION AND ACTUALLY SAY LINKS/LEADS ON EXPLICITLY OUT LOUD FOR MARKER...</text:span></text:p>
      <text:p text:style-name="Standard"><text:span text:style-name="T1"/></text:p>
      <text:p text:style-name="Standard"><text:span text:style-name="T1">\end{frame}</text:span></text:p>
      <text:p text:style-name="P29">Section 1 – 3mins</text:p>
      <text:p text:style-name="P4"/>
      <text:p text:style-name="P2"><text:span text:style-name="T2">Slide 1 - </text:span>intro GW PE</text:p>
      <text:p text:style-name="P6"/>
      <text:p text:style-name="P7">Use OzGrav HM paper intro for better param wording.</text:p>
      <text:p text:style-name="P6"/>
      <text:p text:style-name="P8">An important part of GW detection pipeline is PE. </text:p>
      <text:p text:style-name="P9">Every Compact binary coalescence can be described completed by 15 physical parameters. Parameter estimation or ‘PE’ concerns determining the probability distribution of these parameters inferred from <text:span text:style-name="T3">its waveform signature emitted during inspiral, merger and ringdown. </text:span><text:span text:style-name="T4">Here’s a pic of such a waveform signature from gw140915, make a joke about when I was researching people seemed to be going mental about it for some reason but to me, it seems like a pretty bog standard </text:span><text:span text:style-name="T5">2 30solar masses</text:span><text:span text:style-name="T4">BBH merger….ONLY JOKING!</text:span></text:p>
      <text:p text:style-name="P9"/>
      <text:p text:style-name="P9"/>
      <text:p text:style-name="P8">To infer the probability distribution of these parameters we rely on a type of statistics called Bayesian Statistics.</text:p>
      <text:p text:style-name="P6"/>
      <text:p text:style-name="P13">The properties of the binary affect the phase and amplitude evolution of the signal, leaving fingerprints that can be exploited to measure the source parameters. The binary BHs are fully modeled by 8 intrinsic parameters: the masses m1,2 and spins S1,2 (magnitude and 2-dimensional orientation) of the individual BHs, and 9 extrinsic parameters: the location (luminosity distance D_L, right ascension α and declination δ); orientation (the binary’s orbital inclination ι and polarization ψ); time tc and phase φc of coalescence, and the eccentricity (two parameters) of the system. <text:span text:style-name="T6">15 w/o eccentricity which is how uncircular it is...need to think about wording</text:span></text:p>
      <text:p text:style-name="P6"/>
      <text:p text:style-name="P14"/>
      <text:p text:style-name="P6"/>
      <text:p text:style-name="P2"><text:span text:style-name="T2">Slide 2 - </text:span>intro Bayesian stats</text:p>
      <text:p text:style-name="P15"/>
      <text:p text:style-name="P16">2.1 - Conceptual Bayes:</text:p>
      <text:p text:style-name="P17"/>
      <text:p text:style-name="P23"><text:span text:style-name="T3">Bayesian statistics has been bitter </text:span><text:span text:style-name="T7">rival of classical frequentist statistics since 1763. Thomas Bayes </text:span><text:span text:style-name="T8">postualted an event’s </text:span><text:span text:style-name="T7">probability as a degree of belief </text:span><text:span text:style-name="T8">that it occured</text:span><text:span text:style-name="T7"> </text:span><text:span text:style-name="T8">rather than the frequentist interpretation as a much less romantic how many times it occurs </text:span><text:span text:style-name="T9">in a repeated number of trails.</text:span></text:p>
      <text:p text:style-name="P14">The big difference is that frequentist methods make predictions based only on the data from the current experiement whereas Bayesian take prior knowledge of previous similar experiments and updated them based on the data in the current experiemnt to make predictions.</text:p>
      <text:p text:style-name="P14"/>
      <text:p text:style-name="P16">2.2 - Math Bayes:</text:p>
      <text:p text:style-name="P17"/>
      <text:p text:style-name="P17">bayesian evidence which is useful for model selection but not for our purposes </text:p>
      <text:p text:style-name="P17"/>
      <text:p text:style-name="P13">for maths – do the nice beamer colour thing using the pic I downlaoded as reference</text:p>
      <text:p text:style-name="P13">Define that bar means ‘given that’ and tilda means ‘sampled from’</text:p>
      <text:p text:style-name="P11"/>
      <text:p text:style-name="P11"/>
      <text:p text:style-name="P12">need to say that bar means ‘given that’ and then when drops to propto slide, say that x= params, y = data from now on</text:p>
      <text:p text:style-name="P14"/>
      <text:p text:style-name="P14"/>
      <text:p text:style-name="P6"/>
      <text:p text:style-name="P6"><text:soft-page-break/><text:span text:style-name="T11">Slide 3 - </text:span><text:span text:style-name="T10">intro PE sampling methods, </text:span><text:span text:style-name="T11">motivate DL speed up, intro vitamin</text:span></text:p>
      <text:p text:style-name="P6"/>
      <text:p text:style-name="P6"><text:s/>– show they are accurate but slow <text:span text:style-name="T13">INSERT EVENTS PICTURE:</text:span><text:span text:style-name="T14">1141445</text:span></text:p>
      <text:p text:style-name="P6">show more BNS/NSBH mergs are getting detected mopre focus on speed to quickly detect EM counterparts in a field called multi-messenger astronomy <text:span text:style-name="T5">this is due to lowfreq detector sensitivty improvements from 20Hz in 2015 to more like 10Hz, hence longer in the LIGO-sentivie freq band.</text:span></text:p>
      <text:p text:style-name="P18">talk about some methods inplement deep-learning techniques to enhance old school methods speed up and reduce number of lielihood evals (Nessai – released last week) <text:span text:style-name="T15">(logo pending)</text:span> but some are looking to replace old school methods completely taking sub second time to sample due to circumventing costly likelihood cals/evals all together and using a technique called Variational inference which involves training Nns to learen the posterior. The NN architecutre we use is a CVAE and is called Vitamin.</text:p>
      <text:p text:style-name="P18"/>
      <text:p text:style-name="P19">Name dynesty as a combination of NS and MCMC – which introduces it so familiar with reference to it in rest of pres!</text:p>
      <text:p text:style-name="P18"/>
      <text:p text:style-name="P20">Offline and online data analysis</text:p>
      <text:p text:style-name="P20"/>
      <text:p text:style-name="P20">Banks of waveform templates created using computer modelling techniques such as numerical relativity. </text:p>
      <text:p text:style-name="P21"/>
      <text:p text:style-name="P22"/>
      <text:p text:style-name="P22">Stochastic sampling techniques invole iterativly sampling from the prior and generating a waveform from those sample parameters from a bank of template <text:span text:style-name="T16">created by computer modelling techniques such as numerical relativity. The liklihood of this sample is the calculated my comparing this generated waveform with our test waveform, </text:span><text:span text:style-name="T17">these likelihood calculations are computationally expensive as they don’t scale well</text:span><text:span text:style-name="T16">. Different techniques iterate through prior samples differently, 2 established methods are MCMC and NS. MCMC is in general faster but focuses exclusively on posterior estimation and has a tendency to get ‘stuck’ at local maxima if an insufficient number of chains are used. NS is slower </text:span><text:span text:style-name="T17">as more likelihood evaluations are required but is more suited to complex multi-modal distributions.</text:span></text:p>
      <text:p text:style-name="P22"/>
      <text:p text:style-name="P1"><text:span text:style-name="T1">Probs dont need to gi into so much detail, but good to have done the research for question answering!</text:span></text:p>
      <text:p text:style-name="P31">Things I need to cover:</text:p>
      <text:p text:style-name="P24"/>
      <text:p text:style-name="P24">- params effect on waveform defin PE acronym</text:p>
      <text:p text:style-name="P10">Parameter estimation or ‘PE’ concerns determining the probability distribution of these parameters inferred from <text:span text:style-name="T3">its waveform signature emitted during inspiral, merger and ringdown. </text:span><text:span text:style-name="T19">For this inference we rely on Bayesian statistics that difference from classical statsitcs by approaching probability as a degree of belief based on prior knowledge. In practice, Bayes theorem is:</text:span></text:p>
      <text:p text:style-name="P24">- bayesian concept and maths (dont call it frequentist call it classical stats) <text:span text:style-name="T18">(define |)</text:span></text:p>
      <text:p text:style-name="P24">- many estalbishing sampling algorithms using MCMC and NS and more modern approaches like dynesty (link) bu they are slow (days/weeks) <text:span text:style-name="T18">and dynesty is 10s of hours</text:span></text:p>
      <text:p text:style-name="P24">- with detecotr sensitivty improving we are deteting more CBC with EM counterparts so speed is important which is a problem</text:p>
      <text:p text:style-name="P24">- <text:span text:style-name="T18">this motivates deep-learning implementation. Our particular network vitamin uses variational inference to learn the posterior directly, bypassing costly likelihood calculations and generating samples in timescales less than a second. Let’s look at how vitamin works…</text:span></text:p>
      <text:p text:style-name="P24"/>
      <text:p text:style-name="P24"/>
      <text:p text:style-name="P25">- params effect on waveform defin PE acronym</text:p>
      <text:p text:style-name="P10">Parameter estimation or ‘PE’ concerns determining the probability distribution of these parameters inferred from <text:span text:style-name="T3">its waveform signature emitted during inspiral, merger and ringdown. </text:span><text:span text:style-name="T19">For this inference we rely on Bayesian statistics that difference from classical statsitcs by approaching probability as a degree of belief based on prior knowledge. In practice, Bayes theorem is:</text:span></text:p>
      <text:p text:style-name="P25">- bayesian concept and maths (dont call it frequentist call it classical stats) <text:span text:style-name="T18">(define |)</text:span></text:p>
      <text:p text:style-name="P25">- many estalbishing sampling algorithms using MCMC and NS <text:span text:style-name="T19">(dont even need to name MCMC and NS directly I think just their timescales) </text:span>and more modern approaches like dynesty (link) bu they are slow (days/weeks) <text:span text:style-name="T18">and dynesty is 10s of hours</text:span></text:p>
      <text:p text:style-name="P25">- with detecotr sensitivty improving we are deteting more CBC with EM counterparts so speed is important which is a problem</text:p>
      <text:p text:style-name="P25">- <text:span text:style-name="T18">this motivates deep-learning implementation. Our particular network vitamin uses variational inference to learn the posterior directly, bypassing costly likelihood calculations and generating samples in timescales less than a second. Let’s look at how vitamin works...</text:span></text:p>
      <text:p text:style-name="P30">PROPER DRAFT 1: 1.5-2mins = 200-220 words</text:p>
      <text:p text:style-name="P5"/>
      <text:p text:style-name="P27">Merging stellar-mass binaries are typically characterised by fifteen parameters (ignoring eccentricit<text:span text:style-name="T20">y</text:span>) masses and spins make up 8 intrinsic parameters and the other 7 <text:span text:style-name="T20">ex</text:span>trinsic parameters define the location and orientation of the system relative to observer. <text:span text:style-name="T22">Parameter estimation </text:span><text:span text:style-name="T23">(</text:span><text:span text:style-name="T22">PE</text:span><text:span text:style-name="T23">)</text:span><text:span text:style-name="T22"> concerns determining the probability distribution of these parameters inferred from </text:span><text:span text:style-name="T23">the</text:span><text:span text:style-name="T24"> waveform signature emitted during inspiral, merger and ringdown. </text:span></text:p>
      <text:p text:style-name="P27"><text:span text:style-name="T24"/></text:p>
      <text:p text:style-name="P27"><text:span text:style-name="T25">For this inference we rely on Bayesian statistics that differ</text:span><text:span text:style-name="T23">s</text:span><text:span text:style-name="T25"> from classical </text:span><text:span text:style-name="T23">statistics</text:span><text:span text:style-name="T25"> by approaching probability as a degree of belief based on prior knowledge. In practice, Bayes theorem is: </text:span><text:span text:style-name="T23">$p(x|y)\propto p(y|x)p(x)$ where the vertical bar reads ‘given’. </text:span><text:span text:style-name="T27">(then need to go into detail of each term)</text:span></text:p>
      <text:p text:style-name="P27"><text:span text:style-name="T23"/></text:p>
      <text:p text:style-name="P26"><text:span text:style-name="T21">There are many established stochastic algorithms that estimate the posterior well but repeated likelihood calculations make this computationally costly and time scales of days/weeks. Even more modern software like \texttt{Dynesty*} which we will use throughout this presentation as reference, takes on order 10s of hours. </text:span></text:p>
      <text:p text:style-name="P26"><text:span text:style-name="T21"/></text:p>
      <text:p text:style-name="P28"><text:span text:style-name="T26">In the advent of Multimessenger Astronomy (MMA) we need much better timescales to measure EM counterparts, this can be done by deep-learning. </text:span>Our particular network vitamin uses variational inference to learn the posterior directly, bypassing costly likelihood calculations and generat<text:span text:style-name="T28">e</text:span> samples in timescales less than a second <text:span text:style-name="T28">post-training</text:span>. Let’s look at how vitamin works...</text:p>
      <text:p text:style-name="P27"><text:span text:style-name="T23"/></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0T19:55:14.991391336</meta:creation-date>
    <meta:generator>LibreOffice/6.4.6.2$Linux_X86_64 LibreOffice_project/40$Build-2</meta:generator>
    <dc:date>2021-03-10T21:52:03.890787655</dc:date>
    <meta:editing-duration>PT42M46S</meta:editing-duration>
    <meta:editing-cycles>2</meta:editing-cycles>
    <meta:document-statistic meta:table-count="0" meta:image-count="0" meta:object-count="0" meta:page-count="8" meta:paragraph-count="148" meta:word-count="1861" meta:character-count="13324" meta:non-whitespace-character-count="11216"/>
  </office:meta>
</office:document-meta>
</file>